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583in"/>
    </style:style>
    <style:style style:name="co2" style:family="table-column">
      <style:table-column-properties fo:break-before="auto" style:column-width="2.8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82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0.9563in"/>
    </style:style>
    <style:style style:name="co8" style:family="table-column">
      <style:table-column-properties fo:break-before="auto" style:column-width="0.8008in"/>
    </style:style>
    <style:style style:name="co9" style:family="table-column">
      <style:table-column-properties fo:break-before="auto" style:column-width="0.802in"/>
    </style:style>
    <style:style style:name="co10" style:family="table-column">
      <style:table-column-properties fo:break-before="auto" style:column-width="0.6555in"/>
    </style:style>
    <style:style style:name="co11" style:family="table-column">
      <style:table-column-properties fo:break-before="auto" style:column-width="1.6071in"/>
    </style:style>
    <style:style style:name="co12" style:family="table-column">
      <style:table-column-properties fo:break-before="auto" style:column-width="0.789in"/>
    </style:style>
    <style:style style:name="co13" style:family="table-column">
      <style:table-column-properties fo:break-before="auto" style:column-width="0.6846in"/>
    </style:style>
    <style:style style:name="co14" style:family="table-column">
      <style:table-column-properties fo:break-before="auto" style:column-width="0.7043in"/>
    </style:style>
    <style:style style:name="co15" style:family="table-column">
      <style:table-column-properties fo:break-before="auto" style:column-width="2.8661in"/>
    </style:style>
    <style:style style:name="co16" style:family="table-column">
      <style:table-column-properties fo:break-before="auto" style:column-width="1.920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6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fo:background-color="#422525" style:cell-protect="protected formula-hidden" style:print-content="true" style:text-align-source="fix" style:repeat-content="false" fo:border="0.06pt solid #ffffff"/>
      <style:paragraph-properties fo:text-align="start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422525" style:cell-protect="protected formula-hidden" style:print-content="true" style:text-align-source="fix" style:repeat-content="false" fo:border="0.06pt solid #ffffff" style:vertical-align="middle"/>
      <style:paragraph-properties fo:text-align="end" fo:margin-left="0in"/>
      <style:text-properties fo:color="#ffffff" fo:font-size="9pt" style:font-size-asian="9pt" style:font-size-complex="9pt"/>
    </style:style>
    <style:style style:name="ce24" style:family="table-cell" style:parent-style-name="Default">
      <style:table-cell-properties style:cell-protect="protected formula-hidden" style:print-content="true" fo:border="0.06pt solid #ffffff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353d71" style:cell-protect="protected formula-hidden" style:print-content="true" style:text-align-source="fix" style:repeat-content="false" fo:border="0.06pt solid #ffffff"/>
      <style:paragraph-properties fo:text-align="start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353d71" style:cell-protect="protected formula-hidden" style:print-content="true" style:text-align-source="fix" style:repeat-content="false" fo:border="0.06pt solid #ffffff" style:vertical-align="middle"/>
      <style:paragraph-properties fo:text-align="end" fo:margin-left="0in"/>
      <style:text-properties fo:color="#ffffff" fo:font-size="9pt" style:font-size-asian="9pt" style:font-size-complex="9pt"/>
    </style:style>
    <style:style style:name="ce44" style:family="table-cell" style:parent-style-name="Default">
      <style:table-cell-properties style:cell-protect="protected formula-hidden" style:print-content="true" fo:border="0.06pt solid #ffffff"/>
    </style:style>
    <style:style style:name="ce45" style:family="table-cell" style:parent-style-name="Default">
      <style:table-cell-properties fo:background-color="#345b3a" style:cell-protect="protected formula-hidden" style:print-content="true" style:text-align-source="fix" style:repeat-content="false" fo:border="0.06pt solid #ffffff"/>
      <style:paragraph-properties fo:text-align="start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345b3a" style:cell-protect="protected formula-hidden" style:print-content="true" style:text-align-source="fix" style:repeat-content="false" fo:border="0.06pt solid #ffffff" style:vertical-align="middle"/>
      <style:paragraph-properties fo:text-align="end" fo:margin-left="0in"/>
      <style:text-properties fo:color="#ffffff" fo:font-size="9pt" style:font-size-asian="9pt" style:font-size-complex="9pt"/>
    </style:style>
    <style:style style:name="ce47" style:family="table-cell" style:parent-style-name="Default">
      <style:table-cell-properties fo:background-color="#345b3a" style:cell-protect="protected formula-hidden" style:print-content="true" style:text-align-source="fix" style:repeat-content="false" fo:border="0.06pt solid #ffffff" style:vertical-align="middle"/>
      <style:paragraph-properties fo:text-align="end" fo:margin-left="0in"/>
      <style:text-properties fo:color="#ffffff" style:font-name="Arial" fo:font-size="9pt" style:font-name-asian="Arial Unicode MS" style:font-size-asian="9pt" style:font-name-complex="Tahoma" style:font-size-complex="9pt"/>
    </style:style>
    <style:style style:name="ce77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ead6d6" style:cell-protect="none" style:print-content="true" fo:border="0.06pt solid #ffffff"/>
    </style:style>
    <style:style style:name="ce23" style:family="table-cell" style:parent-style-name="Default">
      <style:table-cell-properties fo:border="0.06pt solid #ffffff"/>
    </style:style>
    <style:style style:name="ce15" style:family="table-cell" style:parent-style-name="Default">
      <style:table-cell-properties fo:background-color="#9aa3e2" style:cell-protect="none" style:print-content="true" fo:border="0.06pt solid #ffffff"/>
    </style:style>
    <style:style style:name="ce16" style:family="table-cell" style:parent-style-name="Default">
      <style:table-cell-properties fo:background-color="#9aa3e2" style:cell-protect="none" style:print-content="true" fo:border="0.06pt solid #ffffff"/>
      <style:text-properties style:font-name="Arial" fo:font-size="8pt" style:font-name-asian="Arial Unicode MS" style:font-size-asian="8pt" style:font-name-complex="Arial Unicode MS" style:font-size-complex="8pt"/>
    </style:style>
    <style:style style:name="ce17" style:family="table-cell" style:parent-style-name="Default" style:data-style-name="N100">
      <style:table-cell-properties fo:background-color="#9aa3e2" style:cell-protect="none" style:print-content="true" fo:border="0.06pt solid #ffffff"/>
      <style:text-properties style:font-name="Arial" style:font-name-asian="Arial Unicode MS" style:font-name-complex="Tahoma"/>
    </style:style>
    <style:style style:name="ce18" style:family="table-cell" style:parent-style-name="Default">
      <style:table-cell-properties fo:background-color="#ffffff" fo:border="0.06pt solid #ffffff"/>
    </style:style>
    <style:style style:name="ce19" style:family="table-cell" style:parent-style-name="Default">
      <style:table-cell-properties fo:background-color="#b1c5b5" style:cell-protect="none" style:print-content="true" fo:border="0.06pt solid #ffffff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b1c5b5" style:cell-protect="none" style:print-content="true" fo:border="0.06pt solid #ffffff"/>
      <style:text-properties style:font-name="Arial" fo:font-size="8pt" style:font-name-asian="Arial" style:font-size-asian="8pt" style:font-name-complex="Arial" style:font-size-complex="8pt"/>
    </style:style>
    <style:style style:name="ce65" style:family="table-cell" style:parent-style-name="Default" style:data-style-name="N100">
      <style:table-cell-properties fo:background-color="#345b3a" style:cell-protect="protected formula-hidden" style:print-content="true" style:text-align-source="fix" style:repeat-content="false" fo:border="0.06pt solid #ffffff" style:vertical-align="middle"/>
      <style:paragraph-properties fo:text-align="start" fo:margin-left="0in"/>
      <style:text-properties fo:color="#ffffff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ce42" style:family="table-cell" style:parent-style-name="Default" style:data-style-name="N100">
      <style:table-cell-properties style:cell-protect="protected formula-hidden" style:print-content="true" fo:border="0.06pt solid #ffffff"/>
    </style:style>
    <style:style style:name="ce67" style:family="table-cell" style:parent-style-name="Default" style:data-style-name="N100">
      <style:table-cell-properties fo:background-color="#345b3a" style:cell-protect="protected formula-hidden" style:print-content="true" style:text-align-source="fix" style:repeat-content="false" fo:border="0.06pt solid #ffffff"/>
      <style:paragraph-properties fo:text-align="end" fo:margin-left="0in"/>
      <style:text-properties fo:color="#ffffff" fo:font-weight="bold" style:font-weight-asian="bold" style:font-weight-complex="bold"/>
    </style:style>
    <style:style style:name="ce68" style:family="table-cell" style:parent-style-name="Default" style:data-style-name="N100">
      <style:table-cell-properties fo:background-color="#345b3a" style:cell-protect="protected formula-hidden" style:print-content="true" style:text-align-source="fix" style:repeat-content="false" fo:border="0.06pt solid #ffffff"/>
      <style:paragraph-properties fo:text-align="end" fo:margin-left="0in"/>
      <style:text-properties fo:color="#ffffff" style:font-name="Arial" fo:font-weight="bold" style:font-name-asian="Arial Unicode MS" style:font-weight-asian="bold" style:font-name-complex="Tahoma" style:font-weight-complex="bold"/>
    </style:style>
    <style:style style:name="ce49" style:family="table-cell" style:parent-style-name="Default" style:data-style-name="N100">
      <style:table-cell-properties fo:background-color="#422525" style:cell-protect="protected formula-hidden" style:print-content="true" style:text-align-source="fix" style:repeat-content="false" fo:wrap-option="wrap" fo:border="0.06pt solid #ffffff" style:vertical-align="middle"/>
      <style:paragraph-properties fo:text-align="center" fo:margin-left="0in"/>
      <style:text-properties fo:color="#ffffff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ackground-color="#422525" style:cell-protect="protected formula-hidden" style:print-content="true" fo:border="0.06pt solid #ffffff"/>
      <style:text-properties fo:color="#ffffff"/>
    </style:style>
    <style:style style:name="ce71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in"/>
      <style:text-properties fo:font-size="8pt" style:font-size-asian="8pt" style:font-size-complex="8pt"/>
    </style:style>
    <style:style style:name="ce27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</style:style>
    <style:style style:name="ce28" style:family="table-cell" style:parent-style-name="Default">
      <style:table-cell-properties style:cell-protect="none" style:print-content="true" fo:background-color="transparent"/>
    </style:style>
    <style:style style:name="ce75" style:family="table-cell" style:parent-style-name="Default" style:data-style-name="N100">
      <style:table-cell-properties fo:background-color="#355e00" style:cell-protect="protected formula-hidden" style:print-content="true" fo:border="0.06pt solid #ffffff"/>
      <style:text-properties fo:color="#ffffff"/>
    </style:style>
    <style:style style:name="ce31" style:family="table-cell" style:parent-style-name="Default" style:data-style-name="N100">
      <style:table-cell-properties fo:background-color="#b1c5b5" style:cell-protect="none" style:print-content="true" style:text-align-source="fix" style:repeat-content="false" fo:border="0.06pt solid #ffffff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fo:background-color="#90a694" style:cell-protect="none" style:print-content="true" style:text-align-source="fix" style:repeat-content="false" fo:border="0.06pt solid #ffffff"/>
      <style:paragraph-properties fo:text-align="center" fo:margin-left="0in"/>
    </style:style>
    <style:style style:name="ce33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center" fo:margin-left="0in"/>
    </style:style>
    <style:style style:name="ce80" style:family="table-cell" style:parent-style-name="Default" style:data-style-name="N100">
      <style:table-cell-properties fo:background-color="#422525"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color="#ffffff"/>
    </style:style>
    <style:style style:name="ce35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none"/>
      <style:paragraph-properties fo:text-align="center" fo:margin-left="0in"/>
    </style:style>
    <style:style style:name="ce36" style:family="table-cell" style:parent-style-name="Default" style:data-style-name="N100">
      <style:table-cell-properties style:cell-protect="none" style:print-content="true" fo:background-color="transparent"/>
    </style:style>
    <style:style style:name="ce83" style:family="table-cell" style:parent-style-name="Default" style:data-style-name="N100">
      <style:table-cell-properties fo:background-color="#355e00" style:cell-protect="protected formula-hidden" style:print-content="true" fo:border="0.06pt solid #ffffff"/>
      <style:text-properties fo:color="#000000"/>
    </style:style>
    <style:style style:name="ce84" style:family="table-cell" style:parent-style-name="Default" style:data-style-name="N100">
      <style:table-cell-properties style:cell-protect="protected formula-hidden" style:print-content="true" fo:border="0.06pt solid #ffffff"/>
      <style:text-properties style:use-window-font-color="true"/>
    </style:style>
    <style:style style:name="ce85" style:family="table-cell" style:parent-style-name="Default" style:data-style-name="N100">
      <style:table-cell-properties fo:background-color="#422525" style:cell-protect="protected formula-hidden" style:print-content="true" style:text-align-source="fix" style:repeat-content="false" fo:wrap-option="wrap" fo:border="0.06pt solid #ffffff" style:vertical-align="middle"/>
      <style:paragraph-properties fo:text-align="center" fo:margin-left="0in"/>
      <style:text-properties fo:color="#999999" fo:font-size="9pt" fo:font-weight="bold" style:font-size-asian="9pt" style:font-weight-asian="bold" style:font-size-complex="9pt" style:font-weight-complex="bold"/>
    </style:style>
    <style:style style:name="ce87" style:family="table-cell" style:parent-style-name="Default" style:data-style-name="N0">
      <style:table-cell-properties fo:background-color="#ead6d6" style:cell-protect="none" style:print-content="true" style:text-align-source="fix" style:repeat-content="false" fo:border="0.06pt solid #ffffff"/>
      <style:paragraph-properties fo:text-align="center" fo:margin-left="0in"/>
    </style:style>
    <style:style style:name="ce40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in"/>
    </style:style>
    <style:style style:name="ce89" style:family="table-cell" style:parent-style-name="Default">
      <style:table-cell-properties fo:background-color="#422525"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color="#ffffff"/>
    </style:style>
    <style:style style:name="ce76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center" fo:margin-left="0in"/>
    </style:style>
    <style:style style:name="ce78" style:family="table-cell" style:parent-style-name="Default" style:data-style-name="N100">
      <style:table-cell-properties fo:background-color="#355e00"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color="#ffffff"/>
    </style:style>
    <style:style style:name="ce79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</style:style>
    <style:style style:name="ce81" style:family="table-cell" style:parent-style-name="Default">
      <style:table-cell-properties fo:background-color="#4e5791"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color="#ffffff"/>
    </style:style>
    <style:style style:name="ce82" style:family="table-cell" style:parent-style-name="Default" style:data-style-name="N100">
      <style:table-cell-properties fo:background-color="#9aa3e2" style:cell-protect="none" style:print-content="true" style:text-align-source="fix" style:repeat-content="false" fo:border="0.06pt solid #ffffff"/>
      <style:paragraph-properties fo:text-align="center" fo:margin-left="0in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in"/>
    </style:style>
    <style:style style:name="ce96" style:family="table-cell" style:parent-style-name="Default" style:data-style-name="N100">
      <style:table-cell-properties fo:background-color="#4e5791" style:cell-protect="protected formula-hidden" style:print-content="true" style:text-align-source="fix" style:repeat-content="false" fo:border="0.06pt solid #ffffff" style:vertical-align="middle"/>
      <style:paragraph-properties fo:text-align="center" fo:margin-left="0in"/>
      <style:text-properties fo:color="#ffffff"/>
    </style:style>
    <style:style style:name="ce97" style:family="table-cell" style:parent-style-name="Default" style:data-style-name="N100">
      <style:table-cell-properties fo:background-color="#4e5791" style:cell-protect="protected formula-hidden" style:print-content="true" style:text-align-source="fix" style:repeat-content="false" fo:border="0.06pt solid #ffffff"/>
      <style:paragraph-properties fo:text-align="center" fo:margin-left="0in"/>
    </style:style>
    <style:style style:name="ce91" style:family="table-cell" style:parent-style-name="Default" style:data-style-name="N100">
      <style:table-cell-properties style:cell-protect="protected formula-hidden" style:print-content="true" fo:background-color="transparent" fo:border="none"/>
    </style:style>
    <style:style style:name="ce99" style:family="table-cell" style:parent-style-name="Default" style:data-style-name="N100">
      <style:table-cell-properties fo:background-color="#4e5791" style:cell-protect="protected formula-hidden" style:print-content="true" fo:border="0.06pt solid #ffffff"/>
    </style:style>
    <style:style style:name="ce100" style:family="table-cell" style:parent-style-name="Default" style:data-style-name="N100">
      <style:table-cell-properties fo:background-color="#9aa3e2" style:cell-protect="none" style:print-content="true" fo:border="0.06pt solid #ffffff"/>
    </style:style>
    <style:style style:name="ce53" style:family="table-cell" style:parent-style-name="Default">
      <style:table-cell-properties style:cell-protect="none" style:print-content="true" fo:background-color="transparent" fo:border="none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345b3a" style:text-align-source="fix" style:repeat-content="false" fo:wrap-option="wrap" style:vertical-align="top"/>
      <style:paragraph-properties fo:text-align="start" fo:margin-left="0in"/>
      <style:text-properties fo:color="#ffffff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ackground-color="#b1c5b5" style:text-align-source="fix" style:repeat-content="false" fo:wrap-option="wrap" style:vertical-align="top"/>
      <style:paragraph-properties fo:text-align="start" fo:margin-left="0in"/>
      <style:text-properties fo:color="#182c1b" fo:font-size="8pt" style:font-size-asian="8pt" style:font-size-complex="8pt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&quot;)" table:allow-empty-cell="false" table:display-list="no" table:base-cell-address="identificacao.A20"/>
        <table:content-validation table:name="val2" table:base-cell-address="identificacao.A17">
          <table:error-message table:message-type="stop" table:display="true"/>
        </table:content-validation>
        <table:content-validation table:name="val3" table:base-cell-address="perimetro_1.A11">
          <table:help-message table:title="Selecione um dos valores da lista" table:display="false">
            <text:p><text:s/></text:p>
          </table:help-message>
        </table:content-validation>
      </table:content-validations>
      <table:table table:name="identificacao" table:style-name="ta1" table:protected="true" table:protection-key="iOcdK09JtASu/5m1KxMOwGGW8A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AdicionarMunicipio" form:control-implementation="ooo:com.sun.star.form.component.CommandButton" xml:id="control1" form:id="control1" form:label="Adicionar Municipio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igef.Identificacao.addMunicipio?language=Basic&amp;location=application" xlink:type="simple"/>
              </office:event-listeners>
            </form:button>
          </form:form>
        </office:forms>
        <table:table-column table:style-name="co1" table:default-cell-style-name="ce44"/>
        <table:table-column table:style-name="co2" table:default-cell-style-name="ce44"/>
        <table:table-column table:style-name="co3" table:visibility="collapse" table:default-cell-style-name="ce44"/>
        <table:table-column table:style-name="co3" table:visibility="collapse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Identificação do Serviço de Georreferenciamento</text:p>
          </table:table-cell>
          <table:covered-table-cell table:style-name="Default" office:value-type="string" calcext:value-type="string">
            <text:p>Contrato com Administração Pública</text:p>
          </table:covered-table-cell>
          <table:table-cell/>
        </table:table-row>
        <table:table-row table:style-name="ro2">
          <table:table-cell table:style-name="ce11" office:value-type="string" calcext:value-type="string">
            <text:p>Natureza do serviço:</text:p>
          </table:table-cell>
          <table:table-cell table:style-name="ce14" office:value-type="string">
            <text:p>Contrato com Administração Pública</text:p>
          </table:table-cell>
          <table:table-cell/>
        </table:table-row>
        <table:table-row table:style-name="ro2">
          <table:table-cell table:style-name="ce24"/>
          <table:table-cell/>
          <table:table-cell/>
        </table:table-row>
        <table:table-row table:style-name="ro1">
          <table:table-cell table:style-name="ce26" office:value-type="string" calcext:value-type="string" table:number-columns-spanned="2" table:number-rows-spanned="1">
            <text:p>Identificação do Detentor</text:p>
          </table:table-cell>
          <table:covered-table-cell table:style-name="ce23"/>
          <table:table-cell/>
        </table:table-row>
        <table:table-row table:style-name="ro2">
          <table:table-cell table:style-name="ce43" office:value-type="string" calcext:value-type="string">
            <text:p>Tipo pessoa:</text:p>
          </table:table-cell>
          <table:table-cell table:style-name="ce15" office:value-type="string">
            <text:p>Física</text:p>
          </table:table-cell>
          <table:table-cell/>
        </table:table-row>
        <table:table-row table:style-name="ro2">
          <table:table-cell table:style-name="ce43" office:value-type="string" calcext:value-type="string">
            <text:p>Nome:</text:p>
          </table:table-cell>
          <table:table-cell table:style-name="ce16" office:value-type="string">
            <text:p>FRANCISCO LOURIVAL DE BARROS FILHO</text:p>
          </table:table-cell>
          <table:table-cell/>
        </table:table-row>
        <table:table-row table:style-name="ro2">
          <table:table-cell table:style-name="ce43" office:value-type="string" calcext:value-type="string">
            <text:p>CPF:</text:p>
          </table:table-cell>
          <table:table-cell table:style-name="ce17" office:value-type="string">
            <text:p/>
          </table:table-cell>
          <table:table-cell/>
        </table:table-row>
        <table:table-row table:style-name="ro2">
          <table:table-cell/>
          <table:table-cell/>
          <table:table-cell/>
        </table:table-row>
        <table:table-row table:style-name="ro1">
          <table:table-cell table:style-name="ce45" office:value-type="string" calcext:value-type="string" table:number-columns-spanned="2" table:number-rows-spanned="1">
            <text:p>Identificação da Área</text:p>
          </table:table-cell>
          <table:covered-table-cell table:style-name="ce18"/>
          <table:table-cell/>
        </table:table-row>
        <table:table-row table:style-name="ro2">
          <table:table-cell table:style-name="ce9" office:value-type="string" calcext:value-type="string">
            <text:p>Denominação:</text:p>
          </table:table-cell>
          <table:table-cell table:style-name="ce19" office:value-type="string">
            <text:p>LOTE 0001 - SÍTIO CARIRI DOS IRINEUS</text:p>
          </table:table-cell>
          <table:table-cell/>
        </table:table-row>
        <table:table-row table:style-name="ro2">
          <table:table-cell table:style-name="ce9" office:value-type="string" calcext:value-type="string">
            <text:p>Situação:</text:p>
          </table:table-cell>
          <table:table-cell table:style-name="ce19" office:value-type="string">
            <text:p>Área Titulada não Registrada</text:p>
          </table:table-cell>
          <table:table-cell/>
        </table:table-row>
        <table:table-row table:style-name="ro2">
          <table:table-cell table:style-name="ce9" office:value-type="string" calcext:value-type="string">
            <text:p>Natureza da área:</text:p>
          </table:table-cell>
          <table:table-cell table:style-name="ce19" office:value-type="string">
            <text:p>Particular</text:p>
          </table:table-cell>
          <table:table-cell/>
        </table:table-row>
        <table:table-row table:style-name="ro2">
          <table:table-cell table:style-name="ce47" office:value-type="string" calcext:value-type="string">
            <text:p>Código do Imóvel(SNCR/INCRA):</text:p>
          </table:table-cell>
          <table:table-cell table:style-name="ce19" office:value-type="string">
            <text:p>9501650666137</text:p>
          </table:table-cell>
          <table:table-cell/>
        </table:table-row>
        <table:table-row table:style-name="ro2">
          <table:table-cell table:style-name="ce9" office:value-type="string" calcext:value-type="string">
            <text:p>Código do cartório (CNS):</text:p>
          </table:table-cell>
          <table:table-cell table:style-name="ce20" office:value-type="string">
            <text:p/>
          </table:table-cell>
          <table:table-cell/>
        </table:table-row>
        <table:table-row table:style-name="ro2">
          <table:table-cell table:style-name="ce9" table:content-validation-name="val1" office:value-type="string" calcext:value-type="string">
            <text:p>Matrícula:</text:p>
          </table:table-cell>
          <table:table-cell table:style-name="ce19" office:value-type="string">
            <text:p/>
          </table:table-cell>
          <table:table-cell/>
        </table:table-row>
        <table:table-row table:style-name="ro2">
          <table:table-cell table:style-name="ce9" office:value-type="string" calcext:value-type="string">
            <text:p>Município(s):</text:p>
          </table:table-cell>
          <table:table-cell table:style-name="ce19">
            <draw:control table:end-cell-address="identificacao.B16" table:end-x="2.8831in" table:end-y="0.1638in" draw:z-index="0" draw:style-name="gr1" draw:text-style-name="P1" svg:width="2.8811in" svg:height="0.1535in" svg:x="0.002in" svg:y="0.0102in" draw:control="control1"/>
          </table:table-cell>
          <table:table-cell/>
        </table:table-row>
        <table:table-row table:style-name="ro2">
          <table:table-cell table:style-name="ce77" table:content-validation-name="val2" office:value-type="string">
            <text:p>AMONTADA-CE</text:p>
          </table:table-cell>
          <table:table-cell table:style-name="ce19" office:value-type="string">
            <text:p>AMONTADA-CE</text:p>
          </table:table-cell>
          <table:table-cell/>
        </table:table-row>
        <table:table-row table:style-name="ro2" table:visibility="collapse">
          <table:table-cell/>
          <table:table-cell/>
          <table:table-cell/>
        </table:table-row>
        <table:table-row table:style-name="ro2" table:visibility="collapse">
          <table:table-cell/>
          <table:table-cell/>
          <table:table-cell/>
        </table:table-row>
      </table:table>
      <table:table table:name="perimetro_1" table:style-name="ta1" table:protected="true" table:protection-key="iOcdK09JtASu/5m1KxMOwGGW8A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ce28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28"/>
        <table:table-column table:style-name="co12" table:default-cell-style-name="ce86"/>
        <table:table-column table:style-name="co13" table:default-cell-style-name="ce86"/>
        <table:table-column table:style-name="co14" table:default-cell-style-name="ce86"/>
        <table:table-column table:style-name="co15" table:default-cell-style-name="ce28"/>
        <table:table-column table:style-name="co16" table:visibility="collapse" table:default-cell-style-name="ce13"/>
        <table:table-column table:style-name="co17" table:visibility="collapse" table:default-cell-style-name="ce13"/>
        <table:table-column table:style-name="co17" table:visibility="collapse" table:default-cell-style-name="Default"/>
        <table:table-column table:style-name="co3" table:visibility="collapse" table:default-cell-style-name="Default"/>
        <table:table-row table:style-name="ro1">
          <table:table-cell table:style-name="ce65" office:value-type="string" calcext:value-type="string" table:number-columns-spanned="13" table:number-rows-spanned="1">
            <text:p>Tabela de Perímetro</text:p>
          </table:table-cell>
          <table:covered-table-cell table:style-name="ce75" office:value-type="string" calcext:value-type="string">
            <text:p>UTM</text:p>
          </table:covered-table-cell>
          <table:covered-table-cell table:style-name="ce83"/>
          <table:covered-table-cell table:style-name="ce75"/>
          <table:covered-table-cell table:style-name="ce83"/>
          <table:covered-table-cell table:style-name="ce75"/>
          <table:covered-table-cell table:style-name="ce75"/>
          <table:covered-table-cell table:style-name="ce75"/>
          <table:covered-table-cell table:style-name="ce78" table:content-validation-name="val2"/>
          <table:covered-table-cell table:style-name="ce78"/>
          <table:covered-table-cell table:style-name="ce78"/>
          <table:covered-table-cell table:style-name="ce91"/>
          <table:covered-table-cell table:style-name="ce91"/>
          <table:table-cell table:style-name="ce12"/>
          <table:table-cell/>
        </table:table-row>
        <table:table-row table:style-name="ro2"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79" table:content-validation-name="val2"/>
          <table:table-cell table:style-name="ce79"/>
          <table:table-cell table:style-name="ce79"/>
          <table:table-cell table:style-name="ce42"/>
          <table:table-cell table:style-name="ce42"/>
          <table:table-cell table:style-name="ce12"/>
          <table:table-cell/>
        </table:table-row>
        <table:table-row table:style-name="ro2">
          <table:table-cell table:style-name="ce67" office:value-type="string" calcext:value-type="string">
            <text:p>Denominação:</text:p>
          </table:table-cell>
          <table:table-cell table:style-name="ce31" office:value-type="string" calcext:value-type="string">
            <text:p>Parte 1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79" table:content-validation-name="val2"/>
          <table:table-cell table:style-name="ce79"/>
          <table:table-cell table:style-name="ce79"/>
          <table:table-cell table:style-name="ce42"/>
          <table:table-cell table:style-name="ce91"/>
          <table:table-cell table:style-name="ce12"/>
          <table:table-cell/>
        </table:table-row>
        <table:table-row table:style-name="ro2">
          <table:table-cell table:style-name="ce68" office:value-type="string" calcext:value-type="string">
            <text:p>Parcela número:</text:p>
          </table:table-cell>
          <table:table-cell table:style-name="ce32" office:value-type="string" calcext:value-type="string">
            <text:p>001</text:p>
          </table:table-cell>
          <table:table-cell table:style-name="ce42" office:value-type="string" calcext:value-type="string">
            <text:p><text:s/>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79" table:content-validation-name="val2"/>
          <table:table-cell table:style-name="ce79"/>
          <table:table-cell table:style-name="ce79"/>
          <table:table-cell table:style-name="ce42"/>
          <table:table-cell table:style-name="ce91"/>
          <table:table-cell table:style-name="ce12"/>
          <table:table-cell/>
        </table:table-row>
        <table:table-row table:style-name="ro2">
          <table:table-cell table:style-name="ce68" office:value-type="string" calcext:value-type="string">
            <text:p>Lado:</text:p>
          </table:table-cell>
          <table:table-cell table:style-name="ce32" office:value-type="string" calcext:value-type="string">
            <text:p>Externo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79" table:content-validation-name="val2"/>
          <table:table-cell table:style-name="ce79"/>
          <table:table-cell table:style-name="ce79"/>
          <table:table-cell table:style-name="ce42"/>
          <table:table-cell table:style-name="ce91"/>
          <table:table-cell table:style-name="ce12"/>
          <table:table-cell/>
        </table:table-row>
        <table:table-row table:style-name="ro2"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79" table:content-validation-name="val2"/>
          <table:table-cell table:style-name="ce79"/>
          <table:table-cell table:style-name="ce79"/>
          <table:table-cell table:style-name="ce42"/>
          <table:table-cell table:style-name="ce91"/>
          <table:table-cell table:style-name="ce12"/>
          <table:table-cell/>
        </table:table-row>
        <table:table-row table:style-name="ro2">
          <table:table-cell table:style-name="ce49" office:value-type="string" calcext:value-type="string" table:number-columns-spanned="1" table:number-rows-spanned="2">
            <text:p>Sistema de referência SIRGAS2000</text:p>
          </table:table-cell>
          <table:table-cell table:style-name="ce42"/>
          <table:table-cell table:style-name="ce84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79" table:content-validation-name="val2"/>
          <table:table-cell table:style-name="ce79"/>
          <table:table-cell table:style-name="ce79"/>
          <table:table-cell table:style-name="ce42"/>
          <table:table-cell table:style-name="ce91"/>
          <table:table-cell table:style-name="ce12"/>
          <table:table-cell/>
        </table:table-row>
        <table:table-row table:style-name="ro2">
          <table:covered-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79" table:content-validation-name="val2"/>
          <table:table-cell table:style-name="ce79"/>
          <table:table-cell table:style-name="ce79"/>
          <table:table-cell table:style-name="ce42"/>
          <table:table-cell table:style-name="ce91"/>
          <table:table-cell table:style-name="ce12"/>
          <table:table-cell/>
        </table:table-row>
        <table:table-row table:style-name="ro2">
          <table:table-cell table:style-name="ce49" office:value-type="string" calcext:value-type="string">
            <text:p>Tipo de Coordenada:</text:p>
          </table:table-cell>
          <table:table-cell table:style-name="ce33" office:value-type="string" calcext:value-type="string">
            <text:p>Geográfica</text:p>
          </table:table-cell>
          <table:table-cell table:style-name="ce85" office:value-type="string" calcext:value-type="string">
            <text:p>Meridiano Central (°):</text:p>
          </table:table-cell>
          <table:table-cell table:style-name="ce40" office:value-type="string" calcext:value-type="string">
            <text:p>-39</text:p>
          </table:table-cell>
          <table:table-cell table:style-name="ce85" office:value-type="string" calcext:value-type="string">
            <text:p>Hemisfério:</text:p>
          </table:table-cell>
          <table:table-cell table:style-name="ce33" office:value-type="string" calcext:value-type="string">
            <text:p>Sul</text:p>
          </table:table-cell>
          <table:table-cell table:style-name="ce42"/>
          <table:table-cell table:style-name="ce42"/>
          <table:table-cell table:style-name="ce79" table:content-validation-name="val2"/>
          <table:table-cell table:style-name="ce79"/>
          <table:table-cell table:style-name="ce79"/>
          <table:table-cell table:style-name="ce42"/>
          <table:table-cell table:style-name="ce91"/>
          <table:table-cell table:style-name="ce12"/>
          <table:table-cell/>
        </table:table-row>
        <table:table-row table:style-name="ro2"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79" table:content-validation-name="val2"/>
          <table:table-cell table:style-name="ce96" table:content-validation-name="val3" office:value-type="string" calcext:value-type="string" table:number-columns-spanned="3" table:number-rows-spanned="1">
            <text:p>Confrontante</text:p>
          </table:table-cell>
          <table:covered-table-cell table:style-name="ce97"/>
          <table:covered-table-cell table:style-name="ce99"/>
          <table:table-cell table:style-name="ce91"/>
          <table:table-cell table:style-name="ce12"/>
          <table:table-cell/>
        </table:table-row>
        <table:table-row table:style-name="ro2">
          <table:table-cell table:style-name="ce70" table:content-validation-name="val3" office:value-type="string" calcext:value-type="string">
            <text:p>Vértice</text:p>
          </table:table-cell>
          <table:table-cell table:style-name="ce80" table:content-validation-name="val3" office:value-type="string" calcext:value-type="string">
            <text:p>E/Long</text:p>
          </table:table-cell>
          <table:table-cell table:style-name="ce80" table:content-validation-name="val3" office:value-type="string" calcext:value-type="string">
            <text:p>Sigma long</text:p>
          </table:table-cell>
          <table:table-cell table:style-name="ce80" table:content-validation-name="val3" office:value-type="string" calcext:value-type="string">
            <text:p>N/Lat</text:p>
          </table:table-cell>
          <table:table-cell table:style-name="ce80" table:content-validation-name="val3" office:value-type="string" calcext:value-type="string">
            <text:p>Sigma lat</text:p>
          </table:table-cell>
          <table:table-cell table:style-name="ce80" table:content-validation-name="val3" office:value-type="string" calcext:value-type="string">
            <text:p>h</text:p>
          </table:table-cell>
          <table:table-cell table:style-name="ce80" table:content-validation-name="val3" office:value-type="string" calcext:value-type="string">
            <text:p>Sigma h</text:p>
          </table:table-cell>
          <table:table-cell table:style-name="ce89" office:value-type="string" calcext:value-type="string">
            <text:p>Método Posicionamento</text:p>
          </table:table-cell>
          <table:table-cell table:style-name="ce81" table:content-validation-name="val2" office:value-type="string" calcext:value-type="string">
            <text:p>Tipo Limite</text:p>
          </table:table-cell>
          <table:table-cell table:style-name="ce81" table:content-validation-name="val3" office:value-type="string" calcext:value-type="string">
            <text:p>CNS</text:p>
          </table:table-cell>
          <table:table-cell table:style-name="ce81" table:content-validation-name="val3" office:value-type="string" calcext:value-type="string">
            <text:p>Matrícula</text:p>
          </table:table-cell>
          <table:table-cell table:style-name="ce81" table:content-validation-name="val3" office:value-type="string" calcext:value-type="string">
            <text:p>Descritivo</text:p>
          </table:table-cell>
          <table:table-cell table:style-name="ce12"/>
          <table:table-cell table:style-name="Default"/>
          <table:table-cell/>
        </table:table-row>
        <table:table-row table:style-name="ro2">
          <table:table-cell table:style-name="ce71" office:value-type="string">
            <text:p>DER-M-7737</text:p>
          </table:table-cell>
          <table:table-cell table:style-name="ce33" office:value-type="string">
            <text:p>39 42 18,384 W</text:p>
          </table:table-cell>
          <table:table-cell table:style-name="ce87" office:value-type="string">
            <text:p>0,009</text:p>
          </table:table-cell>
          <table:table-cell table:style-name="ce33" office:value-type="string">
            <text:p>3 12 43,096 S</text:p>
          </table:table-cell>
          <table:table-cell table:style-name="ce87" office:value-type="string">
            <text:p>0,012</text:p>
          </table:table-cell>
          <table:table-cell table:style-name="ce87" office:value-type="string">
            <text:p>43,463</text:p>
          </table:table-cell>
          <table:table-cell table:style-name="ce87" office:value-type="string">
            <text:p>0,032</text:p>
          </table:table-cell>
          <table:table-cell table:style-name="ce33" office:value-type="string">
            <text:p>PG2</text:p>
          </table:table-cell>
          <table:table-cell table:style-name="ce82" table:content-validation-name="val2" office:value-type="string">
            <text:p>LA3</text:p>
          </table:table-cell>
          <table:table-cell table:style-name="ce82" office:value-type="string">
            <text:p/>
          </table:table-cell>
          <table:table-cell table:style-name="ce82" office:value-type="string">
            <text:p/>
          </table:table-cell>
          <table:table-cell table:style-name="ce100" office:value-type="string">
            <text:p>ÁREA DE SERVIDÃO PÚBLICA/PRIVADA</text:p>
          </table:table-cell>
          <table:table-cell table:style-name="ce12"/>
          <table:table-cell/>
          <table:table-cell/>
        </table:table-row>
        <table:table-row table:style-name="ro2">
          <table:table-cell table:style-name="ce71" office:value-type="string">
            <text:p>DER-M-7738</text:p>
          </table:table-cell>
          <table:table-cell table:style-name="ce33" office:value-type="string">
            <text:p>39 41 34,255 W</text:p>
          </table:table-cell>
          <table:table-cell table:style-name="ce87" office:value-type="string">
            <text:p>0,024</text:p>
          </table:table-cell>
          <table:table-cell table:style-name="ce33" office:value-type="string">
            <text:p>3 12 53,698 S</text:p>
          </table:table-cell>
          <table:table-cell table:style-name="ce87" office:value-type="string">
            <text:p>0,008</text:p>
          </table:table-cell>
          <table:table-cell table:style-name="ce87" office:value-type="string">
            <text:p>44,085</text:p>
          </table:table-cell>
          <table:table-cell table:style-name="ce87" office:value-type="string">
            <text:p>0,027</text:p>
          </table:table-cell>
          <table:table-cell table:style-name="ce33" office:value-type="string">
            <text:p>PG2</text:p>
          </table:table-cell>
          <table:table-cell table:style-name="ce82" table:content-validation-name="val2" office:value-type="string">
            <text:p>LA3</text:p>
          </table:table-cell>
          <table:table-cell table:style-name="ce82" office:value-type="string">
            <text:p/>
          </table:table-cell>
          <table:table-cell table:style-name="ce82" office:value-type="string">
            <text:p/>
          </table:table-cell>
          <table:table-cell table:style-name="ce100" office:value-type="string">
            <text:p>FRANCISCA ALVES DOS SANTOS, STAR EMPREENDIMENTOS E MARIA SONIA AZEVEDO TEXEIRA</text:p>
          </table:table-cell>
          <table:table-cell table:style-name="ce12"/>
          <table:table-cell/>
          <table:table-cell/>
        </table:table-row>
        <table:table-row table:style-name="ro2">
          <table:table-cell table:style-name="ce71" office:value-type="string">
            <text:p>DER-M-7739</text:p>
          </table:table-cell>
          <table:table-cell table:style-name="ce33" office:value-type="string">
            <text:p>39 41 39,206 W</text:p>
          </table:table-cell>
          <table:table-cell table:style-name="ce87" office:value-type="string">
            <text:p>0,024</text:p>
          </table:table-cell>
          <table:table-cell table:style-name="ce33" office:value-type="string">
            <text:p>3 13 5,279 S</text:p>
          </table:table-cell>
          <table:table-cell table:style-name="ce87" office:value-type="string">
            <text:p>0,007</text:p>
          </table:table-cell>
          <table:table-cell table:style-name="ce87" office:value-type="string">
            <text:p>41,764</text:p>
          </table:table-cell>
          <table:table-cell table:style-name="ce87" office:value-type="string">
            <text:p>0,027</text:p>
          </table:table-cell>
          <table:table-cell table:style-name="ce33" office:value-type="string">
            <text:p>PG2</text:p>
          </table:table-cell>
          <table:table-cell table:content-validation-name="val2" table:style-name="ce82" office:value-type="string">
            <text:p>LA1</text:p>
          </table:table-cell>
          <table:table-cell table:style-name="ce82" office:value-type="string">
            <text:p/>
          </table:table-cell>
          <table:table-cell table:style-name="ce82" office:value-type="string">
            <text:p/>
          </table:table-cell>
          <table:table-cell table:style-name="ce100" office:value-type="string">
            <text:p>ANAIR FLOR DOS SANTOS LIMA</text:p>
          </table:table-cell>
          <table:table-cell/>
          <table:table-cell/>
          <table:table-cell/>
        </table:table-row>
        <table:table-row table:style-name="ro2">
          <table:table-cell table:style-name="ce71" office:value-type="string">
            <text:p>DER-M-7740</text:p>
          </table:table-cell>
          <table:table-cell table:style-name="ce33" office:value-type="string">
            <text:p>39 42 23,029 W</text:p>
          </table:table-cell>
          <table:table-cell table:style-name="ce87" office:value-type="string">
            <text:p>0,010</text:p>
          </table:table-cell>
          <table:table-cell table:style-name="ce33" office:value-type="string">
            <text:p>3 12 55,292 S</text:p>
          </table:table-cell>
          <table:table-cell table:style-name="ce87" office:value-type="string">
            <text:p>0,012</text:p>
          </table:table-cell>
          <table:table-cell table:style-name="ce87" office:value-type="string">
            <text:p>42,823</text:p>
          </table:table-cell>
          <table:table-cell table:style-name="ce87" office:value-type="string">
            <text:p>0,032</text:p>
          </table:table-cell>
          <table:table-cell table:style-name="ce33" office:value-type="string">
            <text:p>PG2</text:p>
          </table:table-cell>
          <table:table-cell table:content-validation-name="val2" table:style-name="ce82" office:value-type="string">
            <text:p>LA1</text:p>
          </table:table-cell>
          <table:table-cell table:style-name="ce82" office:value-type="string">
            <text:p/>
          </table:table-cell>
          <table:table-cell table:style-name="ce82" office:value-type="string">
            <text:p/>
          </table:table-cell>
          <table:table-cell table:style-name="ce100" office:value-type="string">
            <text:p>CLÉLIA MARIA COUTINHO TEIXEIRA MONASTÉRIO</text:p>
          </table:table-cell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obre" table:style-name="ta1" table:protected="true" table:protection-key="iOcdK09JtASu/5m1KxMOwGGW8A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2" form:id="control2" form:label="SIGEF" form:button-type="url" office:target-frame="" xlink:href="https://sigef.incra.gov.br/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style-name="gr1" draw:text-style-name="P1" svg:width="0.5378in" svg:height="0.1311in" svg:x="1.8362in" svg:y="0.8744in" draw:control="control2"/>
        </table:shapes>
        <table:table-column table:style-name="co18" table:default-cell-style-name="Default"/>
        <table:table-column table:style-name="co3" table:visibility="collapse" table:number-columns-repeated="16383" table:default-cell-style-name="Default"/>
        <table:table-row table:style-name="ro3">
          <table:table-cell table:style-name="ce54" office:value-type="string" calcext:value-type="string">
            <text:p>Planilha Eletrônica de Dados Georreferenciados</text:p>
          </table:table-cell>
          <table:table-cell table:number-columns-repeated="16383"/>
        </table:table-row>
        <table:table-row table:style-name="ro4">
          <table:table-cell table:style-name="ce55" office:value-type="string" calcext:value-type="string">
            <text:p>A planilha eletrônica de dados georreferenciados foi desenvolvida para uso no Sistema de Gestão Fundiária (SIGEF). Representa o produto do serviço executado pelo Responsável Técnico. O profissional deve atentar cuidadosamente aos detalhes de seu preenchimento de modo a garantir que seja fidedigno ao trabalho executado.</text:p>
          </table:table-cell>
          <table:table-cell table:number-columns-repeated="16383"/>
        </table:table-row>
        <table:table-row table:style-name="ro2">
          <table:table-cell table:style-name="ce55" office:value-type="string" calcext:value-type="string">
            <text:p>Para maiores informações, consulte:</text:p>
          </table:table-cell>
          <table:table-cell table:number-columns-repeated="16383"/>
        </table:table-row>
        <table:table-row table:style-name="ro2" table:visibility="collapse" table:number-rows-repeated="1048572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">
      <number:number number:decimal-places="0" number:min-decimal-places="0" number:min-integer-digits="1" number:grouping="true"/>
      <number:text> </number:text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R$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decimal-places="2" number:min-integer-digits="1" number:grouping="true"/>
      <number:text> </number:text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-</number:text>
      <number:number number:decimal-places="0" number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R$ 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5" number:min-decimal-places="5" number:min-integer-digits="1"/>
    </number:number-style>
    <number:number-style style:name="N165">
      <number:number number:decimal-places="0" number:min-decimal-places="0" number:min-integer-digits="11"/>
    </number:number-style>
    <number:number-style style:name="N167P0" style:volatile="true">
      <number:text>Sim</number:text>
    </number:number-style>
    <number:number-style style:name="N167P1" style:volatile="true">
      <number:text>Sim</number:text>
    </number:number-style>
    <number:number-style style:name="N167">
      <number:text>Nã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Verdadeiro</number:text>
    </number:number-style>
    <number:number-style style:name="N169P1" style:volatile="true">
      <number:text>Verdadeiro</number:text>
    </number:number-style>
    <number:number-style style:name="N169">
      <number:text>Falso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Ativar</number:text>
    </number:number-style>
    <number:number-style style:name="N171P1" style:volatile="true">
      <number:text>Ativar</number:text>
    </number:number-style>
    <number:number-style style:name="N171">
      <number:text>Desativar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>R$ </number:text>
      <number:number number:decimal-places="0" number:min-decimal-places="0" number:min-integer-digits="1" number:grouping="true"/>
    </number:number-style>
    <number:number-style style:name="N175">
      <number:text>-R$ 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text>R$ 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">
      <number:text>R$ </number:text>
      <number:number number:decimal-places="2" number:min-decimal-places="2" number:min-integer-digits="1" number:grouping="true"/>
    </number:number-style>
    <number:number-style style:name="N178P0" style:volatile="true">
      <number:text>R$ </number:text>
      <number:number number:decimal-places="2" number:min-decimal-places="2" number:min-integer-digits="1" number:grouping="true"/>
    </number:number-style>
    <number:number-style style:name="N178">
      <number:text>-R$ 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2" number:min-decimal-places="2" number:min-integer-digits="1" number:grouping="true"/>
    </number:number-style>
    <number:number-style style:name="N17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79P0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83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83P2" style:volatile="true">
      <number:text> R$ 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87P2" style:volatile="true">
      <number:text> R$ 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3" number:min-decimal-places="3" number:min-integer-digits="1" number:grouping="true"/>
      <number:text> </number:text>
    </number:number-style>
    <number:number-style style:name="N190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90P2" style:volatile="true">
      <number:text>-</number:text>
      <number:number number:decimal-places="0" number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number number:decimal-places="2" number:min-decimal-places="2" number:min-integer-digits="1"/>
      <number:text> </number:text>
    </number:number-style>
    <number:number-style style:name="N195">
      <number:text>(</number:text>
      <number:number number:decimal-places="2" number:min-decimal-places="2" number:min-integer-digits="1"/>
      <number:text>)</number:text>
      <style:map style:condition="value()&gt;=0" style:apply-style-name="N195P0"/>
    </number:number-style>
    <number:number-style style:name="N196">
      <number:number number:decimal-places="4" number:min-decimal-places="4" number:min-integer-digits="1" number:grouping="true"/>
    </number:number-style>
    <number:number-style style:name="N197">
      <number:number number:decimal-places="0" number:min-decimal-places="0" number:min-integer-digits="0">
        <number:embedded-text number:position="2">-</number:embedded-text>
      </number:number>
    </number:number-style>
    <number:number-style style:name="N198">
      <number:text> $ </number:text>
      <number:number number:decimal-places="2" number:min-decimal-places="2" number:min-integer-digits="1" number:grouping="true"/>
      <number:text> </number:text>
    </number:number-style>
    <number:number-style style:name="N199">
      <number:text> $ (</number:text>
      <number:number number:decimal-places="2" number:min-decimal-places="2" number:min-integer-digits="1" number:grouping="true"/>
      <number:text>)</number:text>
    </number:number-style>
    <number:number-style style:name="N200">
      <number:text> $ - </number:text>
    </number:number-style>
    <number:number-style style:name="N201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 $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 $ </number:text>
      <number:number number:decimal-places="0" number:min-decimal-places="0" number:min-integer-digits="1" number:grouping="true"/>
      <number:text> </number:text>
    </number:number-style>
    <number:number-style style:name="N203">
      <number:text> $ (</number:text>
      <number:number number:decimal-places="0" number:min-decimal-places="0" number:min-integer-digits="1" number:grouping="true"/>
      <number:text>)</number:text>
    </number:number-style>
    <number:number-style style:name="N204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$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text>  (</number:text>
      <number:number number:decimal-places="2" number:min-decimal-places="2" number:min-integer-digits="1" number:grouping="true"/>
      <number:text>)</number:text>
    </number:number-style>
    <number:number-style style:name="N206">
      <number:text>  - </number:text>
    </number:number-style>
    <number:number-style style:name="N207P0" style:volatile="true">
      <number:number number:decimal-places="2" number:min-decimal-places="2" number:min-integer-digits="1" number:grouping="true"/>
      <number:text> </number:text>
    </number:number-style>
    <number:number-style style:name="N20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207P2" style:volatile="true">
      <number:text> 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text>  (</number:text>
      <number:number number:decimal-places="0" number:min-decimal-places="0" number:min-integer-digits="1" number:grouping="true"/>
      <number:text>)</number:text>
    </number:number-style>
    <number:number-style style:name="N209P0" style:volatile="true">
      <number:number number:decimal-places="0" number:min-decimal-places="0" number:min-integer-digits="1" number:grouping="true"/>
      <number:text> </number:text>
    </number:number-style>
    <number:number-style style:name="N209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209P2" style:volatile="true">
      <number:text> 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20" number:min-decimal-places="20" number:min-integer-digits="1"/>
    </number:number-style>
    <number:number-style style:name="N211">
      <number:number number:decimal-places="6" number:min-decimal-places="6" number:min-integer-digits="1"/>
    </number:number-style>
    <number:number-style style:name="N10114" number:language="pt" number:country="BR">
      <number:number number:decimal-places="3" number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09:27:18.6533929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/>
    <dc:language>pt-BR</dc:language>
    <dc:title>SIGEF</dc:title>
    <dc:creator>Topodatum</dc:creator>
    <meta:creation-date>2025-08-26T18:56:39.344915</meta:creation-date>
    <dc:date>2025-08-26T18:56:39.344915</dc:date>
  </office:meta>
</office:document-meta>
</file>